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5383" officeooo:paragraph-rsid="00115383"/>
    </style:style>
    <style:style style:name="P2" style:family="paragraph" style:parent-style-name="Standard">
      <style:text-properties officeooo:rsid="00117f3a" officeooo:paragraph-rsid="00117f3a"/>
    </style:style>
    <style:style style:name="P3" style:family="paragraph" style:parent-style-name="Standard">
      <style:paragraph-properties style:line-height-at-least="0.503cm"/>
      <style:text-properties fo:color="#d4d4d4" loext:opacity="100%" style:font-name="Droid Sans Mono" fo:font-size="10.5pt" fo:font-weight="normal" fo:background-color="#1e1e1e"/>
    </style:style>
    <style:style style:name="P4" style:family="paragraph" style:parent-style-name="Standard">
      <style:text-properties fo:color="#d4d4d4" loext:opacity="100%" style:font-name="Droid Sans Mono" fo:font-size="10.5pt" fo:font-weight="normal" officeooo:paragraph-rsid="00117f3a" fo:background-color="#1e1e1e"/>
    </style:style>
    <style:style style:name="P5" style:family="paragraph" style:parent-style-name="Standard">
      <style:text-properties officeooo:rsid="0014418a" officeooo:paragraph-rsid="0014418a"/>
    </style:style>
    <style:style style:name="P6" style:family="paragraph" style:parent-style-name="Standard">
      <style:text-properties officeooo:rsid="0019560b" officeooo:paragraph-rsid="0019560b"/>
    </style:style>
    <style:style style:name="P7" style:family="paragraph" style:parent-style-name="Standard">
      <style:text-properties officeooo:rsid="00197c1a" officeooo:paragraph-rsid="00197c1a"/>
    </style:style>
    <style:style style:name="P8" style:family="paragraph" style:parent-style-name="Standard">
      <style:text-properties officeooo:rsid="001a90e2" officeooo:paragraph-rsid="001a90e2"/>
    </style:style>
    <style:style style:name="P9" style:family="paragraph" style:parent-style-name="Standard">
      <style:text-properties officeooo:rsid="001b720d" officeooo:paragraph-rsid="001b720d"/>
    </style:style>
    <style:style style:name="P10" style:family="paragraph" style:parent-style-name="Standard">
      <style:text-properties officeooo:rsid="001bb4f0" officeooo:paragraph-rsid="001bb4f0"/>
    </style:style>
    <style:style style:name="P11" style:family="paragraph" style:parent-style-name="Standard">
      <style:text-properties officeooo:rsid="001d9581" officeooo:paragraph-rsid="001d9581"/>
    </style:style>
    <style:style style:name="P12" style:family="paragraph" style:parent-style-name="Standard">
      <style:text-properties officeooo:rsid="001f247d" officeooo:paragraph-rsid="001f247d"/>
    </style:style>
    <style:style style:name="P13" style:family="paragraph" style:parent-style-name="Standard">
      <style:text-properties officeooo:rsid="0021ea2f" officeooo:paragraph-rsid="0021ea2f"/>
    </style:style>
    <style:style style:name="P14" style:family="paragraph" style:parent-style-name="Standard">
      <style:text-properties officeooo:rsid="0022e52a" officeooo:paragraph-rsid="0022e52a"/>
    </style:style>
    <style:style style:name="P15" style:family="paragraph" style:parent-style-name="Standard">
      <style:text-properties officeooo:rsid="00247f74" officeooo:paragraph-rsid="00247f74"/>
    </style:style>
    <style:style style:name="P16" style:family="paragraph" style:parent-style-name="Standard">
      <style:text-properties officeooo:paragraph-rsid="00247f74"/>
    </style:style>
    <style:style style:name="P17" style:family="paragraph" style:parent-style-name="Standard">
      <style:text-properties officeooo:rsid="0028dc02" officeooo:paragraph-rsid="0028dc02"/>
    </style:style>
    <style:style style:name="P18" style:family="paragraph" style:parent-style-name="Standard">
      <style:text-properties officeooo:rsid="002b9e10" officeooo:paragraph-rsid="002b9e10"/>
    </style:style>
    <style:style style:name="P19" style:family="paragraph" style:parent-style-name="Standard">
      <style:text-properties officeooo:rsid="002e069f" officeooo:paragraph-rsid="002e069f"/>
    </style:style>
    <style:style style:name="P20" style:family="paragraph" style:parent-style-name="Standard">
      <style:text-properties officeooo:rsid="0031c876" officeooo:paragraph-rsid="0031c876"/>
    </style:style>
    <style:style style:name="P21" style:family="paragraph" style:parent-style-name="Standard">
      <style:text-properties fo:font-weight="bold" officeooo:rsid="0031c876" officeooo:paragraph-rsid="0031c876" style:font-weight-asian="bold" style:font-weight-complex="bold"/>
    </style:style>
    <style:style style:name="P22" style:family="paragraph" style:parent-style-name="Standard">
      <style:text-properties officeooo:rsid="0034fb9b" officeooo:paragraph-rsid="0034fb9b"/>
    </style:style>
    <style:style style:name="P23" style:family="paragraph" style:parent-style-name="Standard">
      <style:text-properties officeooo:rsid="00399b59" officeooo:paragraph-rsid="00399b59"/>
    </style:style>
    <style:style style:name="P24" style:family="paragraph" style:parent-style-name="Standard">
      <style:text-properties officeooo:paragraph-rsid="00399b59"/>
    </style:style>
    <style:style style:name="P25" style:family="paragraph" style:parent-style-name="Standard">
      <style:text-properties fo:font-style="italic" style:font-style-asian="italic" style:font-style-complex="italic"/>
    </style:style>
    <style:style style:name="P26" style:family="paragraph" style:parent-style-name="Standard">
      <style:text-properties officeooo:rsid="003bc94b" officeooo:paragraph-rsid="003bc94b"/>
    </style:style>
    <style:style style:name="P27" style:family="paragraph" style:parent-style-name="Standard">
      <style:text-properties officeooo:rsid="003f2297" officeooo:paragraph-rsid="003f2297"/>
    </style:style>
    <style:style style:name="T1" style:family="text">
      <style:text-properties style:text-position="super 58%"/>
    </style:style>
    <style:style style:name="T2" style:family="text">
      <style:text-properties officeooo:rsid="00117f3a"/>
    </style:style>
    <style:style style:name="T3" style:family="text">
      <style:text-properties fo:color="#808080" loext:opacity="100%"/>
    </style:style>
    <style:style style:name="T4" style:family="text">
      <style:text-properties fo:color="#4ec9b0" loext:opacity="100%"/>
    </style:style>
    <style:style style:name="T5" style:family="text">
      <style:text-properties officeooo:rsid="0012f978"/>
    </style:style>
    <style:style style:name="T6" style:family="text">
      <style:text-properties officeooo:rsid="001d9581"/>
    </style:style>
    <style:style style:name="T7" style:family="text">
      <style:text-properties officeooo:rsid="001f247d"/>
    </style:style>
    <style:style style:name="T8" style:family="text">
      <style:text-properties fo:color="#9cdcfe" loext:opacity="100%"/>
    </style:style>
    <style:style style:name="T9" style:family="text">
      <style:text-properties fo:color="#ce9178" loext:opacity="100%"/>
    </style:style>
    <style:style style:name="T10" style:family="text">
      <style:text-properties fo:color="#569cd6" loext:opacity="100%"/>
    </style:style>
    <style:style style:name="T11" style:family="text">
      <style:text-properties fo:color="#b5cea8" loext:opacity="100%"/>
    </style:style>
    <style:style style:name="T12" style:family="text">
      <style:text-properties fo:color="#6a9955" loext:opacity="100%"/>
    </style:style>
    <style:style style:name="T13" style:family="text">
      <style:text-properties officeooo:rsid="0031c876"/>
    </style:style>
    <style:style style:name="T14" style:family="text">
      <style:text-properties fo:color="#dcdcaa" loext:opacity="100%"/>
    </style:style>
    <style:style style:name="T15" style:family="text">
      <style:text-properties fo:color="#c586c0" loext:opacity="100%"/>
    </style:style>
    <style:style style:name="T16" style:family="text">
      <style:text-properties officeooo:rsid="0039d1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ree Js React</text:p>
      <text:p text:style-name="P1"/>
      <text:p text:style-name="P1">npm install three @react-three/fiber </text:p>
      <text:p text:style-name="P1">npm install @react-three/drei</text:p>
      <text:p text:style-name="P1">npm install @react-three/postprocessing</text:p>
      <text:p text:style-name="P1"/>
      <text:p text:style-name="P1">Setup:-</text:p>
      <text:p text:style-name="P1"/>
      <text:p text:style-name="P1"/>
      <text:p text:style-name="P1">After installing the above three packages on the page you want 3d/2d images generated by three js to be shown , create a Canvas tag &lt;Canvas&gt;&lt;/Canvas&gt;. Whatever you write inside the Canvas tag the browser will know that it is to be rednered / or is a part of Three js or three fiber. </text:p>
      <text:p text:style-name="P1">Note to remeber:- NO HTML TAG WORK INSIDE THE CANVAS TAG. IF FOR SOME REASON YOU WANT TO USE DIV OR H1 SORT OF TAGS THEY SHOULD BE PLACED INSIDE A &lt;Html&gt;&lt;/Html&gt; tag.</text:p>
      <text:p text:style-name="P1"/>
      <text:p text:style-name="P1">Inside the cnavas tag the first tag you need to add is a tag called Suspense. The Suspense tag waits till the body/images are loaded and till the images are loaded will show a fallback code / place using fallback tag</text:p>
      <text:p text:style-name="P1">&lt;Supsense fallback={null}&gt;&lt;/Suspense&gt;</text:p>
      <text:p text:style-name="P1">here fallback={null} states that till the images are loaded show nothing or null.</text:p>
      <text:p text:style-name="P1"/>
      <text:p text:style-name="P1">You can create your own fallback using the html tag and pass that to this null.</text:p>
      <text:p text:style-name="P1"/>
      <text:p text:style-name="P2">To create any 3D images or models a mesh is required, as mesh tells where the pollygons or vertices of the model will be placed.</text:p>
      <text:p text:style-name="P2">&lt;mesh&gt;&lt;/mesh&gt;</text:p>
      <text:p text:style-name="P1"/>
      <text:p text:style-name="P1">This setup reamins same irrespective of what model you want to create. <text:span text:style-name="T2">The tags are case sensetive.</text:span></text:p>
      <text:p text:style-name="P1"/>
      <text:p text:style-name="P2">Setup should look something like this:</text:p>
      <text:p text:style-name="P2"/>
      <text:p text:style-name="P2">&lt;<text:span text:style-name="T5">Canvas&gt;</text:span></text:p>
      <text:p text:style-name="P2"><text:tab/>&lt;<text:span text:style-name="T5">Suspense fallback={null}&gt;</text:span></text:p>
      <text:p text:style-name="P2"><text:tab/><text:tab/>&lt;<text:span text:style-name="T5">mesh&gt;</text:span></text:p>
      <text:p text:style-name="P2"><text:tab/><text:tab/> <text:s/><text:tab/><text:span text:style-name="T5">{/* 3D model code}</text:span></text:p>
      <text:p text:style-name="P2"><text:tab/><text:tab/>&lt;/<text:span text:style-name="T5">mesh&gt;</text:span></text:p>
      <text:p text:style-name="P2"><text:tab/>&lt;/<text:span text:style-name="T5">Suspense&gt;</text:span></text:p>
      <text:p text:style-name="P2">&lt;/<text:span text:style-name="T5">Canvas&gt;</text:span></text:p>
      <text:p text:style-name="P2"/>
      <text:p text:style-name="P4"><text:span text:style-name="T3"/></text:p>
      <text:p text:style-name="P2"/>
      <text:p text:style-name="P2"/>
      <text:p text:style-name="P1"/>
      <text:p text:style-name="P1"/>
      <text:p text:style-name="P1"/>
      <text:p text:style-name="P1"/>
      <text:p text:style-name="P1"/>
      <text:p text:style-name="P1"/>
      <text:p text:style-name="P1"/>
      <text:p text:style-name="P1"/>
      <text:p text:style-name="P1"/>
      <text:p text:style-name="P1"><text:soft-page-break/></text:p>
      <text:p text:style-name="P1">Making 3d Objects:</text:p>
      <text:p text:style-name="P5">All codes will be between mesh tags</text:p>
      <text:p text:style-name="P1"/>
      <text:p text:style-name="P1">Creating a Sphere:-</text:p>
      <text:p text:style-name="P6">Code to create a simple sphere</text:p>
      <text:p text:style-name="P6"/>
      <text:p text:style-name="P6"/>
      <text:p text:style-name="P6">Create a simple sphere using the &lt;sphereGeometry&gt; tag. This tag can take arguments of radius, widthSegments, heightSegments, phuStart, phiLength, thetaStart and thetaLength.</text:p>
      <text:p text:style-name="P7">WidthSegmets and heightSegments make the sphere round, as the plane we have is 2d width and height to create a round object widthsegment and height segment is required. </text:p>
      <text:p text:style-name="P7">Philength:- Philength gives you the horizontal sweep, in other words this is what completes your sphere lower the lenght the incomplete your spere be. (can be used to make semi circles)</text:p>
      <text:p text:style-name="P7">ThetaLength: Does the same on vertical axis, lower the value will create something like a bowl.</text:p>
      <text:p text:style-name="P7"><text:s/>By default philength is pi*2 and thetalenght = pi</text:p>
      <text:p text:style-name="P7">Phistart and thetastart determines the start angle.</text:p>
      <text:p text:style-name="P5"/>
      <text:p text:style-name="P8">Code:-</text:p>
      <text:p text:style-name="P8"/>
      <text:p text:style-name="P8">&lt;sphereGeometry args={[<text:span text:style-name="T13">0.5</text:span>,32,32]}/&gt;</text:p>
      <text:p text:style-name="P8"/>
      <text:p text:style-name="P8">args={[radius, widthsegment, heightsegment]}</text:p>
      <text:p text:style-name="P8"/>
      <text:p text:style-name="P8">To see how these values affect the sphere: <text:a xlink:type="simple" xlink:href="https://threejs.org/docs/index.html?q=sphe#api/en/geometries/SphereGeometry" text:style-name="Internet_20_link" text:visited-style-name="Visited_20_Internet_20_Link">https://threejs.org/docs/index.html?q=sphe#api/en/geometries/SphereGeometry</text:a></text:p>
      <text:p text:style-name="P8"/>
      <text:p text:style-name="P9">by default phistart= 0 , thetastart=0 .</text:p>
      <text:p text:style-name="P9"/>
      <text:p text:style-name="P10">Whne you add this code a=the browser should show u a black circle. <text:span text:style-name="T6">Lets add a color to the sphere.</text:span></text:p>
      <text:p text:style-name="P11">For adding a color the thing need to be specified is the material of the sphere.For this example we will use &lt;meshStandardMaterial&gt; <text:span text:style-name="T7">which is a physically based material </text:span></text:p>
      <text:p text:style-name="P12">documentation:<text:a xlink:type="simple" xlink:href="https://threejs.org/docs/index.html?q=mesh#api/en/materials/MeshStandardMaterial" text:style-name="Internet_20_link" text:visited-style-name="Visited_20_Internet_20_Link">https://threejs.org/docs/index.html?q=mesh#api/en/materials/MeshStandardMaterial</text:a></text:p>
      <text:p text:style-name="P12"/>
      <text:p text:style-name="Standard">&lt;meshStandardMaterial color="#FF0000" /&gt;</text:p>
      <text:p text:style-name="P12"/>
      <text:p text:style-name="P13">after this your code will look something like this:</text:p>
      <text:p text:style-name="P13"/>
      <text:p text:style-name="Standard">&lt;mesh &gt;</text:p>
      <text:p text:style-name="Standard"/>
      <text:p text:style-name="Standard"><text:tab/>&lt;sphereGeometry args={[0.5, 32, 32]} /&gt;</text:p>
      <text:p text:style-name="Standard"><text:tab/>&lt;meshStandardMaterial color="#FF0000" /&gt;</text:p>
      <text:p text:style-name="Standard">&lt;/mesh&gt;</text:p>
      <text:p text:style-name="Standard"/>
      <text:p text:style-name="P14">After running this you will see a black circle on the browser. This is because you have not added light to scene. An external light source needs to be added to light up the scene.</text:p>
      <text:p text:style-name="P15">Various light sources can be added but for this example we will use and ambient light. Ambient light is basically like the sunlight spreads everywhere.</text:p>
      <text:p text:style-name="P15"/>
      <text:p text:style-name="Standard">&lt;ambientLight args={["#fffffff", 1]} /&gt;</text:p>
      <text:p text:style-name="Standard"/>
      <text:p text:style-name="P15"><text:soft-page-break/>this gives the light a white color and the intensity of 1 , play around with this to see how it changes the lightning.</text:p>
      <text:p text:style-name="P15">Code :</text:p>
      <text:p text:style-name="P15"/>
      <text:p text:style-name="P16">&lt;mesh &gt;</text:p>
      <text:p text:style-name="P16"/>
      <text:p text:style-name="P16"><text:tab/>&lt;sphereGeometry args={[0.5, 32, 32]} /&gt;</text:p>
      <text:p text:style-name="P16"><text:tab/>&lt;meshStandardMaterial color="#FF0000" /&gt;</text:p>
      <text:p text:style-name="P15">&lt;/mesh&gt;</text:p>
      <text:p text:style-name="P15"/>
      <text:p text:style-name="P15">&lt;ambientLight args={["#fffffff", 1]} /&gt;</text:p>
      <text:p text:style-name="Standard"/>
      <text:p text:style-name="P13"/>
      <text:p text:style-name="P13"/>
      <text:p text:style-name="P17">Now you should see a red color circle on the browser.</text:p>
      <text:p text:style-name="P17"/>
      <text:p text:style-name="P18">Which still looks like a 2d image. We will add more things to the scene to make it look more 3d.</text:p>
      <text:p text:style-name="P19">We will start by adding a floor to the image. We will do this by using &lt;planeGeometry&gt;</text:p>
      <text:p text:style-name="P19">documentation:<text:a xlink:type="simple" xlink:href="https://threejs.org/docs/index.html?q=plane#api/en/geometries/PlaneGeometry" text:style-name="Internet_20_link" text:visited-style-name="Visited_20_Internet_20_Link">https://threejs.org/docs/index.html?q=plane#api/en/geometries/PlaneGeometry</text:a></text:p>
      <text:p text:style-name="P19"/>
      <text:p text:style-name="P20">This will take width, height, widthsegment and heightsegment.</text:p>
      <text:p text:style-name="P20"><text:s/>Here widthsegment and heightsegment will create nodes on the plane , these nodes then can be used to place objects on them. Or animate them.</text:p>
      <text:p text:style-name="P21">CODE:</text:p>
      <text:p text:style-name="Standard">&lt;planeGeometry args={[7, 7]} /&gt;</text:p>
      <text:p text:style-name="Standard"/>
      <text:p text:style-name="P20">Here we have passed a width and height of 7. this we will also pass a material for rendering.And put this in a seperate mesh so that we can change it as we go along.</text:p>
      <text:p text:style-name="P20">Code:</text:p>
      <text:p text:style-name="P20"/>
      <text:p text:style-name="Standard"/>
      <text:p text:style-name="Standard">&lt;mesh&gt;</text:p>
      <text:p text:style-name="Standard"><text:s text:c="2"/><text:tab/>{/* args:radius,widthsegment,heightsegment */}</text:p>
      <text:p text:style-name="Standard"><text:tab/>&lt;sphereGeometry args={[0.5, 32, 32]} /&gt;</text:p>
      <text:p text:style-name="Standard"><text:tab/>&lt;meshStandardMaterial color="#FF0000" wireframe={true} /&gt;</text:p>
      <text:p text:style-name="Standard">&lt;/mesh&gt;</text:p>
      <text:p text:style-name="Standard"><text:tab/>{/* floor */}</text:p>
      <text:p text:style-name="Standard">&lt;mesh &gt;</text:p>
      <text:p text:style-name="Standard"><text:tab/>&lt;planeGeometry args={[7, 7]} /&gt;</text:p>
      <text:p text:style-name="Standard"><text:tab/>&lt;meshStandardMaterial color="#add8e6" /&gt;</text:p>
      <text:p text:style-name="Standard">&lt;/mesh&gt;</text:p>
      <text:p text:style-name="Standard">&lt;ambientLight args={["#fffffff", 1]} /&gt;</text:p>
      <text:p text:style-name="Standard"/>
      <text:p text:style-name="P22">After this you will still see it as a 2d image as the floor is a vertical square, Next what we nedd to do is to rotate the plane so that it is horizontal or perpendicular to the sphere.We do this by passing a rotation angle which will be in radians, either you can convert online the deg to radians and pass the value or create a function in js</text:p>
      <text:p text:style-name="P22"/>
      <text:p text:style-name="Standard">export const angleToRadians = (angleInDeg) =&gt; (Math.PI / 180) * angleInDeg;</text:p>
      <text:p text:style-name="P22"/>
      <text:p text:style-name="P23">we will pass the rotation to the mesh of plane as we want to rotate the mesh that holds the plane.</text:p>
      <text:p text:style-name="P23"/>
      <text:p text:style-name="P23"><text:soft-page-break/>Code:</text:p>
      <text:p text:style-name="Standard">import { angleToRadians } from "./angle";</text:p>
      <text:p text:style-name="P25">*<text:span text:style-name="T16">Wrote the function in other file called angle.js *</text:span></text:p>
      <text:p text:style-name="P3"/>
      <text:p text:style-name="P23"/>
      <text:p text:style-name="P23"/>
      <text:p text:style-name="Standard">&lt;mesh &gt;</text:p>
      <text:p text:style-name="Standard"><text:s text:c="5"/>{/* args:radius,widthsegment,heightsegment */}</text:p>
      <text:p text:style-name="Standard"><text:tab/>&lt;sphereGeometry args={[0.5, 32, 32]} /&gt;</text:p>
      <text:p text:style-name="Standard"><text:tab/>&lt;meshStandardMaterial color="#FF0000" wireframe={true} /&gt;</text:p>
      <text:p text:style-name="Standard">&lt;/mesh&gt;</text:p>
      <text:p text:style-name="P24"><text:tab/>{/* floor */}</text:p>
      <text:p text:style-name="P24">&lt;mesh rotation={[-angleToRadians(90), 0, 0]}&gt;</text:p>
      <text:p text:style-name="Standard"><text:tab/>&lt;planeGeometry args={[7, 7]} /&gt;</text:p>
      <text:p text:style-name="Standard"><text:tab/>&lt;meshStandardMaterial color="#add8e6" /&gt;</text:p>
      <text:p text:style-name="Standard">&lt;/mesh&gt;</text:p>
      <text:p text:style-name="Standard">&lt;ambientLight args={["#fffffff", 1]} /&gt;</text:p>
      <text:p text:style-name="Standard"/>
      <text:p text:style-name="P26">After this you should not be able to see the plane at all, that is because the camera. The camera right now is facing the screen by default your eyballs act like the camera for this code. To change this react-three/drei have a lot of cameras that can be used . We will use a PrespectiveCamera for this example.</text:p>
      <text:p text:style-name="P26">https://github.com/pmndrs/drei#readme</text:p>
      <text:p text:style-name="P23"/>
      <text:p text:style-name="P27">We we will place the camera above the spehre and move the sphere above the plane so it looks like it is placed on the plane.</text:p>
      <text:p text:style-name="P27"/>
      <text:p text:style-name="P27">Code:</text:p>
      <text:p text:style-name="P27"/>
      <text:p text:style-name="Standard">&lt;PerspectiveCamera makeDefault position={[0, 1, 5]} /&gt;</text:p>
      <text:p text:style-name="Standard">&lt;mesh position={[0, 0.5, 0]}&gt;</text:p>
      <text:p text:style-name="Standard"><text:tab/>{/* args:radius,widthsegment,heightsegment */}</text:p>
      <text:p text:style-name="Standard"><text:tab/>&lt;sphereGeometry args={[0.5, 32, 32]} /&gt;</text:p>
      <text:p text:style-name="Standard"><text:tab/>&lt;meshStandardMaterial color="#FF0000" wireframe={true} /&gt;</text:p>
      <text:p text:style-name="Standard">&lt;/mesh&gt;</text:p>
      <text:p text:style-name="Standard"><text:tab/>{/* floor */}</text:p>
      <text:p text:style-name="Standard">&lt;mesh rotation={[-angleToRadians(90), 0, 0]}&gt;</text:p>
      <text:p text:style-name="Standard"><text:tab/>&lt;planeGeometry args={[7, 7]} /&gt;</text:p>
      <text:p text:style-name="Standard"><text:tab/>&lt;meshStandardMaterial color="#add8e6" /&gt;</text:p>
      <text:p text:style-name="Standard">&lt;/mesh&gt;</text:p>
      <text:p text:style-name="Standard">&lt;ambientLight args={["#fffffff", 1]} /&gt;</text:p>
      <text:p text:style-name="Standard"/>
      <text:p text:style-name="P27">Note: if you are getting Errors please check the imports: by this point you should have the following imports:</text:p>
      <text:p text:style-name="Standard"/>
      <text:p text:style-name="Standard">import { PerspectiveCamera } from "@react-three/drei";</text:p>
      <text:p text:style-name="Standard">import React, { Suspense } from "react";</text:p>
      <text:p text:style-name="Standard">import { angleToRadians } from "./angl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3T11:00:28.565780545</meta:creation-date>
    <dc:date>2022-08-03T12:42:09.915420160</dc:date>
    <meta:editing-duration>PT1H29M9S</meta:editing-duration>
    <meta:editing-cycles>26</meta:editing-cycles>
    <meta:generator>LibreOffice/7.3.3.2$Linux_X86_64 LibreOffice_project/30$Build-2</meta:generator>
    <meta:document-statistic meta:table-count="0" meta:image-count="0" meta:object-count="0" meta:page-count="4" meta:paragraph-count="114" meta:word-count="1038" meta:character-count="6724" meta:non-whitespace-character-count="5755"/>
  </office:meta>
</office:document-meta>
</file>